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Heading_20_3" style:list-style-name="WWNum1">
      <style:text-properties officeooo:paragraph-rsid="000682ba"/>
    </style:style>
    <style:style style:name="P2" style:family="paragraph" style:parent-style-name="Heading_20_3" style:list-style-name="WWNum2">
      <style:paragraph-properties fo:text-align="start" style:justify-single-word="false" style:writing-mode="lr-tb"/>
      <style:text-properties officeooo:paragraph-rsid="000682ba"/>
    </style:style>
    <style:style style:name="P3" style:family="paragraph" style:parent-style-name="Text_20_body" style:list-style-name="WWNum5">
      <style:text-properties officeooo:paragraph-rsid="000682ba"/>
    </style:style>
    <style:style style:name="P4" style:family="paragraph" style:parent-style-name="Text_20_body" style:list-style-name="L1">
      <style:text-properties officeooo:paragraph-rsid="000682ba"/>
    </style:style>
    <style:style style:name="P5" style:family="paragraph" style:parent-style-name="Text_20_body">
      <style:text-properties officeooo:paragraph-rsid="000682ba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.4in" style:auto-text-indent="false" style:writing-mode="lr-tb"/>
      <style:text-properties officeooo:paragraph-rsid="000682ba"/>
    </style:style>
    <style:style style:name="P7" style:family="paragraph" style:parent-style-name="Text_20_body" style:list-style-name="WWNum4">
      <style:paragraph-properties fo:margin-top="0in" fo:margin-bottom="0in" loext:contextual-spacing="false" fo:text-align="justify" style:justify-single-word="false" style:writing-mode="lr-tb"/>
      <style:text-properties officeooo:paragraph-rsid="000682ba"/>
    </style:style>
    <style:style style:name="P8" style:family="paragraph" style:parent-style-name="Text_20_body" style:list-style-name="WWNum3">
      <style:paragraph-properties fo:margin-top="0in" fo:margin-bottom="0in" loext:contextual-spacing="false" fo:text-align="justify" style:justify-single-word="false" style:writing-mode="lr-tb"/>
      <style:text-properties officeooo:paragraph-rsid="000682ba"/>
    </style:style>
    <style:style style:name="P9" style:family="paragraph" style:parent-style-name="Text_20_body" style:list-style-name="WWNum6">
      <style:paragraph-properties fo:margin-top="0in" fo:margin-bottom="0in" loext:contextual-spacing="false" fo:text-align="justify" style:justify-single-word="false" style:writing-mode="lr-tb"/>
      <style:text-properties officeooo:paragraph-rsid="000682ba"/>
    </style:style>
    <style:style style:name="P10" style:family="paragraph" style:parent-style-name="Text_20_body" style:list-style-name="WWNum5">
      <style:paragraph-properties fo:margin-top="0in" fo:margin-bottom="0in" loext:contextual-spacing="false"/>
      <style:text-properties officeooo:paragraph-rsid="000682ba"/>
    </style:style>
    <style:style style:name="P11" style:family="paragraph" style:parent-style-name="Title" style:master-page-name="Standard">
      <style:paragraph-properties fo:margin-top="0.1665in" fo:margin-bottom="0.0835in" loext:contextual-spacing="false" style:page-number="auto"/>
      <style:text-properties fo:font-size="18pt" officeooo:paragraph-rsid="000682ba" style:font-size-asian="18pt" style:font-size-complex="1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use-window-font-color="true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ans1" fo:font-size="14pt" fo:language="en" fo:country="US" fo:font-weight="bold" officeooo:rsid="00182d13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5" style:family="text">
      <style:text-properties style:use-window-font-color="true" fo:font-size="14pt" fo:language="en" fo:country="US" fo:font-weight="bold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6" style:family="text">
      <style:text-properties officeooo:rsid="00182d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Задание</text:span> <text:span text:style-name="T1">проекта</text:span></text:p>
      <text:p text:style-name="P6"/>
      <text:p text:style-name="P6">Создать платформу для геолокационной игры ГеоКвиз. Зарегистрированные в игре пользователи могут создавать загадки<text:span text:style-name="T2">, привязанные к точкам на земной поверхности, а также разгадывать загадки, созданные другими игроками. Игра должна быть реализована как веб-сервис с доступом по внешнему IP.</text:span></text:p>
      <text:list xml:id="list2552048303" text:style-name="WWNum1">
        <text:list-item>
          <text:list>
            <text:list-item>
              <text:list>
                <text:list-item>
                  <text:h text:style-name="P1" text:outline-level="3">База данных проекта</text:h>
                </text:list-item>
              </text:list>
            </text:list-item>
          </text:list>
        </text:list-item>
      </text:list>
      <text:list xml:id="list1289213556" text:style-name="WWNum4">
        <text:list-item>
          <text:p text:style-name="P7">Пользователи</text:p>
        </text:list-item>
        <text:list-item>
          <text:p text:style-name="P7">Загадки</text:p>
        </text:list-item>
        <text:list-item>
          <text:p text:style-name="P7">Связь между загадками и нашедшими их игроками</text:p>
        </text:list-item>
      </text:list>
      <text:list xml:id="list2954256030" text:style-name="WWNum2">
        <text:list-item>
          <text:list>
            <text:list-item>
              <text:list>
                <text:list-item>
                  <text:h text:style-name="P2" text:outline-level="3"><text:span text:style-name="T2">Основные элементы главной страницы</text:span></text:h>
                </text:list-item>
              </text:list>
            </text:list-item>
          </text:list>
        </text:list-item>
      </text:list>
      <text:list xml:id="list301217596" text:style-name="WWNum3">
        <text:list-item>
          <text:p text:style-name="P8">Карта с элементами управления для отображения положения загадок на местности.</text:p>
        </text:list-item>
        <text:list-item>
          <text:p text:style-name="P8">Ссылка на страницу авторизации/регистрации нового пользователя.</text:p>
        </text:list-item>
        <text:list-item>
          <text:p text:style-name="P8">Форма для перехода на страницу с описанием загадки.</text:p>
        </text:list-item>
        <text:list-item>
          <text:p text:style-name="P8">Ссылка на страницу создания загадок (для зарегистрированных пользователей).</text:p>
        </text:list-item>
        <text:list-item>
          <text:p text:style-name="P8">Ссылка на страницу рейтинга игроков.</text:p>
        </text:list-item>
        <text:list-item>
          <text:p text:style-name="P8">Ссылка на страницу с инструкциями.</text:p>
        </text:list-item>
      </text:list>
      <text:list xml:id="list195537678015673" text:continue-list="list2552048303" text:style-name="WWNum1">
        <text:list-item>
          <text:list>
            <text:list-item>
              <text:list>
                <text:list-item>
                  <text:h text:style-name="P1" text:outline-level="3">Страница регистрации</text:h>
                </text:list-item>
              </text:list>
            </text:list-item>
          </text:list>
        </text:list-item>
      </text:list>
      <text:list xml:id="list2394843262" text:style-name="WWNum6">
        <text:list-item>
          <text:p text:style-name="P9">поля для ввода имени пользователя, логина, пароля и подтверждения пароля</text:p>
        </text:list-item>
        <text:list-item>
          <text:p text:style-name="P9">не позволять регистрировать пользователей с одинаковыми логинами</text:p>
        </text:list-item>
      </text:list>
      <text:list xml:id="list195538907323037" text:continue-list="list195537678015673" text:style-name="WWNum1">
        <text:list-item>
          <text:list>
            <text:list-item>
              <text:list>
                <text:list-item>
                  <text:h text:style-name="P1" text:outline-level="3">Страница описания загадки</text:h>
                </text:list-item>
              </text:list>
            </text:list-item>
          </text:list>
        </text:list-item>
      </text:list>
      <text:list xml:id="list3349791428" text:style-name="WWNum5">
        <text:list-item>
          <text:p text:style-name="P10"><text:span text:style-name="T3">Карта с загадкой</text:span></text:p>
        </text:list-item>
        <text:list-item>
          <text:p text:style-name="P10"><text:span text:style-name="T3">Форма для отправки ответа</text:span></text:p>
        </text:list-item>
        <text:list-item>
          <text:p text:style-name="P10"><text:span text:style-name="T3">Если пользователь является автором загадки, то у него есть возможность редактирования и сохранения изменений</text:span></text:p>
        </text:list-item>
      </text:list>
      <text:list xml:id="list195537894608615" text:continue-list="list195538907323037" text:style-name="WWNum1">
        <text:list-item>
          <text:list>
            <text:list-item>
              <text:list>
                <text:list-item>
                  <text:h text:style-name="P1" text:outline-level="3">Страница рейтинга игроков</text:h>
                </text:list-item>
              </text:list>
            </text:list-item>
          </text:list>
        </text:list-item>
      </text:list>
      <text:list xml:id="list195538650520683" text:continue-list="list3349791428" text:style-name="WWNum5">
        <text:list-item>
          <text:p text:style-name="P3">Список игроков, отсортированный по убыванию набранных очков</text:p>
        </text:list-item>
      </text:list>
      <text:list xml:id="list195538259987340" text:continue-list="list195537894608615" text:style-name="WWNum1">
        <text:list-item>
          <text:list>
            <text:list-item>
              <text:list>
                <text:list-item>
                  <text:h text:style-name="P1" text:outline-level="3">Страница <text:span text:style-name="T4">загадок</text:span></text:h>
                </text:list-item>
              </text:list>
            </text:list-item>
          </text:list>
        </text:list-item>
      </text:list>
      <text:list xml:id="list518507375" text:style-name="L1">
        <text:list-item>
          <text:p text:style-name="P4">Список <text:span text:style-name="T6">всех загадок</text:span>, отсортированный по убыванию <text:span text:style-name="T6">количества решивших</text:span></text:p>
        </text:list-item>
      </text:list>
      <text:list xml:id="list195538253721106" text:continue-list="list195538259987340" text:style-name="WWNum1">
        <text:list-item>
          <text:list>
            <text:list-item>
              <text:list>
                <text:list-item>
                  <text:h text:style-name="P1" text:outline-level="3">Страница <text:span text:style-name="T5">с инструкциями</text:span></text:h>
                </text:list-item>
              </text:list>
            </text:list-item>
          </text:list>
        </text:list-item>
      </text:list>
      <text:list xml:id="list195539411673177" text:continue-list="list195538650520683" text:style-name="WWNum5">
        <text:list-item>
          <text:p text:style-name="P3">Описание правил игры, доступное всем по<text:span text:style-name="T3">сетителям сайта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2pt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19:54:50.147658046</meta:creation-date>
    <dc:date>2020-04-14T19:55:37.504543408</dc:date>
    <meta:editing-duration>PT50S</meta:editing-duration>
    <meta:editing-cycles>1</meta:editing-cycles>
    <meta:document-statistic meta:table-count="0" meta:image-count="0" meta:object-count="0" meta:page-count="1" meta:paragraph-count="26" meta:word-count="187" meta:character-count="1346" meta:non-whitespace-character-count="1202"/>
    <meta:generator>LibreOffice/6.3.5.2$Linux_X86_64 LibreOffice_project/30$Build-2</meta:generator>
  </office:meta>
</office:document-meta>
</file>